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36e" officeooo:paragraph-rsid="000ad3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branc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12:31:20.865604525</meta:creation-date>
    <dc:date>2020-07-02T12:32:10.231792626</dc:date>
    <meta:editing-duration>PT51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6.4.2.2$Linux_X86_64 LibreOffice_project/40$Build-2</meta:generator>
  </office:meta>
</office:document-meta>
</file>